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7" style:family="paragraph" style:parent-style-name="Standard">
      <style:paragraph-properties fo:text-align="justify" style:justify-single-word="false"/>
      <style:text-properties style:font-name-complex="Arial"/>
    </style:style>
    <style:style style:name="P1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0.459cm" style:snap-to-layout-grid="false"/>
    </style:style>
    <style:style style:name="P20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21" style:family="paragraph" style:parent-style-name="Prénom_20_NOM">
      <style:text-properties fo:font-weight="normal" style:font-weight-asian="normal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19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9_206994752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01_206994752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09_206994752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8_206994752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0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s text:c="18"/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le :</text:p>
      <text:p text:style-name="P10"/>
      <text:p text:style-name="P11">Projet de Ville RSA - DEFI</text:p>
      <text:p text:style-name="P11">59 boulevard Bargue 93370 MONTFERMEIL</text:p>
      <text:p text:style-name="P11">Tél : 01.41.70.32.80</text:p>
      <text:p text:style-name="P11"/>
      <text:p text:style-name="P10">afin de souscrire un contrat d’engagement réciproque. Sans contrat de votre part avant <text:s text:c="32"/>, votre dossier repassera en commission et vous vous exposerez à une suspension totale de votre RSA.</text:p>
      <text:p text:style-name="P10"/>
      <text:p text:style-name="P15">Je reste à votre entière disposition pour tout renseignement complémentaire.</text:p>
      <text:p text:style-name="P10"/>
      <text:p text:style-name="P1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4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41:00</meta:creation-date>
    <dc:creator>Christian Buffin</dc:creator>
    <dc:date>2011-05-25T15:45:11</dc:date>
    <meta:print-date>2010-12-16T11:24:00</meta:print-date>
    <meta:editing-cycles>7</meta:editing-cycles>
    <meta:editing-duration>PT44M13S</meta:editing-duration>
    <meta:generator>LibreOffice/3.3$Linux LibreOffice_project/330m19$Build-202</meta:generator>
    <meta:document-statistic meta:table-count="1" meta:image-count="0" meta:object-count="0" meta:page-count="1" meta:paragraph-count="26" meta:word-count="219" meta:character-count="1365"/>
    <meta:user-defined meta:name="Info 1"/>
    <meta:user-defined meta:name="Info 2"/>
    <meta:user-defined meta:name="Info 3"/>
    <meta:user-defined meta:name="Info 4"/>
  </office:meta>
</office:document-meta>
</file>